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632.111251580278" calcext:value-type="float">
            <text:p>632.111251580278</text:p>
          </table:table-cell>
          <table:table-cell/>
        </table:table-row>
        <table:table-row table:style-name="ro1">
          <table:table-cell office:value-type="float" office:value="642.260757867694" calcext:value-type="float">
            <text:p>642.260757867694</text:p>
          </table:table-cell>
          <table:table-cell/>
        </table:table-row>
        <table:table-row table:style-name="ro1">
          <table:table-cell office:value-type="float" office:value="630.517023959647" calcext:value-type="float">
            <text:p>630.517023959647</text:p>
          </table:table-cell>
          <table:table-cell/>
        </table:table-row>
        <table:table-row table:style-name="ro1">
          <table:table-cell office:value-type="float" office:value="623.052959501558" calcext:value-type="float">
            <text:p>623.052959501558</text:p>
          </table:table-cell>
          <table:table-cell/>
        </table:table-row>
        <table:table-row table:style-name="ro1">
          <table:table-cell office:value-type="float" office:value="640.614990390775" calcext:value-type="float">
            <text:p>640.614990390775</text:p>
          </table:table-cell>
          <table:table-cell/>
        </table:table-row>
        <table:table-row table:style-name="ro1">
          <table:table-cell office:value-type="float" office:value="636.942675159236" calcext:value-type="float">
            <text:p>636.942675159236</text:p>
          </table:table-cell>
          <table:table-cell/>
        </table:table-row>
        <table:table-row table:style-name="ro1">
          <table:table-cell office:value-type="float" office:value="632.111251580278" calcext:value-type="float">
            <text:p>632.111251580278</text:p>
          </table:table-cell>
          <table:table-cell/>
        </table:table-row>
        <table:table-row table:style-name="ro1">
          <table:table-cell office:value-type="float" office:value="628.140703517588" calcext:value-type="float">
            <text:p>628.140703517588</text:p>
          </table:table-cell>
          <table:table-cell/>
        </table:table-row>
        <table:table-row table:style-name="ro1">
          <table:table-cell office:value-type="float" office:value="643.500643500644" calcext:value-type="float">
            <text:p>643.500643500644</text:p>
          </table:table-cell>
          <table:table-cell/>
        </table:table-row>
        <table:table-row table:style-name="ro1">
          <table:table-cell office:value-type="float" office:value="630.914826498423" calcext:value-type="float">
            <text:p>630.91482649842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6"/>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formula="of:=AVERAGE([.A1:.A20])" office:value-type="float" office:value="634.016708355612" calcext:value-type="float">
            <text:p>634.0167083556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 style:data-style-name="N2" text:time-value="12:53:22.984649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5:55.871530753</meta:creation-date>
    <dc:date>2018-05-30T12:55:18.705320642</dc:date>
    <dc:creator>Davide Ancona</dc:creator>
    <meta:editing-duration>PT6M1S</meta:editing-duration>
    <meta:editing-cycles>4</meta:editing-cycles>
    <meta:generator>LibreOffice/5.3.4.2$Linux_X86_64 LibreOffice_project/30$Build-2</meta:generator>
    <meta:document-statistic meta:table-count="1" meta:cell-count="12" meta:object-count="0"/>
  </office:meta>
</office:document-meta>
</file>